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,MARTIN PATERSON</meta:initial-creator>
    <dc:creator>JAMES,MARTIN PATERSON</dc:creator>
    <meta:creation-date>2018-03-07T20:56:00Z</meta:creation-date>
    <dc:date>2018-03-07T20:56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